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Heading_20_3">
      <style:text-properties fo:language="en" fo:country="US"/>
    </style:style>
    <style:style style:name="P3" style:family="paragraph" style:parent-style-name="Text_20_body" style:list-style-name="L1">
      <style:text-properties fo:language="en" fo:country="US" officeooo:rsid="000dafcd" officeooo:paragraph-rsid="000dafcd"/>
    </style:style>
    <style:style style:name="P4" style:family="paragraph" style:parent-style-name="Text_20_body" style:list-style-name="L1">
      <style:text-properties fo:language="en" fo:country="US" officeooo:rsid="000dafcd" officeooo:paragraph-rsid="0020b7eb"/>
    </style:style>
    <style:style style:name="P5" style:family="paragraph" style:parent-style-name="Text_20_body" style:list-style-name="L1">
      <style:text-properties fo:language="en" fo:country="US" officeooo:rsid="000dafcd" officeooo:paragraph-rsid="0021767f"/>
    </style:style>
    <style:style style:name="P6" style:family="paragraph" style:parent-style-name="Text_20_body">
      <style:text-properties fo:language="en" fo:country="US" officeooo:rsid="000dafcd" officeooo:paragraph-rsid="000dafcd"/>
    </style:style>
    <style:style style:name="P7" style:family="paragraph" style:parent-style-name="Text_20_body" style:list-style-name="L1">
      <style:text-properties fo:language="en" fo:country="US" officeooo:rsid="000ed6c4" officeooo:paragraph-rsid="000ed6c4"/>
    </style:style>
    <style:style style:name="P8" style:family="paragraph" style:parent-style-name="Text_20_body" style:list-style-name="L1">
      <style:text-properties fo:language="en" fo:country="US" officeooo:rsid="000ed6c4" officeooo:paragraph-rsid="000fceaf"/>
    </style:style>
    <style:style style:name="P9" style:family="paragraph" style:parent-style-name="Text_20_body" style:list-style-name="L1">
      <style:text-properties fo:language="en" fo:country="US" officeooo:rsid="000ed6c4" officeooo:paragraph-rsid="000fd3b0"/>
    </style:style>
    <style:style style:name="P10" style:family="paragraph" style:parent-style-name="Text_20_body" style:list-style-name="L1">
      <style:text-properties fo:language="en" fo:country="US" officeooo:rsid="000ed6c4" officeooo:paragraph-rsid="0011577f"/>
    </style:style>
    <style:style style:name="P11" style:family="paragraph" style:parent-style-name="Text_20_body" style:list-style-name="L1">
      <style:text-properties fo:language="en" fo:country="US" officeooo:rsid="000ed6c4" officeooo:paragraph-rsid="0019fce4"/>
    </style:style>
    <style:style style:name="P12" style:family="paragraph" style:parent-style-name="Text_20_body" style:list-style-name="L1">
      <style:text-properties fo:language="en" fo:country="US" officeooo:rsid="000ed6c4" officeooo:paragraph-rsid="00226f26"/>
    </style:style>
    <style:style style:name="P13" style:family="paragraph" style:parent-style-name="Text_20_body" style:list-style-name="L1">
      <style:text-properties fo:language="en" fo:country="US" officeooo:rsid="000ed6c4" officeooo:paragraph-rsid="00267016"/>
    </style:style>
    <style:style style:name="P14" style:family="paragraph" style:parent-style-name="Text_20_body" style:list-style-name="L1">
      <style:text-properties fo:language="en" fo:country="US" officeooo:rsid="000dbff2" officeooo:paragraph-rsid="000dbff2"/>
    </style:style>
    <style:style style:name="P15" style:family="paragraph" style:parent-style-name="Text_20_body" style:list-style-name="L1">
      <style:text-properties fo:language="en" fo:country="US" officeooo:rsid="000dbff2" officeooo:paragraph-rsid="0019fce4"/>
    </style:style>
    <style:style style:name="P16" style:family="paragraph" style:parent-style-name="Text_20_body" style:list-style-name="L1">
      <style:text-properties fo:language="en" fo:country="US" officeooo:rsid="000dbff2" officeooo:paragraph-rsid="0026ace8"/>
    </style:style>
    <style:style style:name="P17" style:family="paragraph" style:parent-style-name="Text_20_body" style:list-style-name="L1">
      <style:text-properties fo:language="en" fo:country="US" officeooo:rsid="001b7518" officeooo:paragraph-rsid="001b7518"/>
    </style:style>
    <style:style style:name="P18" style:family="paragraph" style:parent-style-name="Text_20_body" style:list-style-name="L1">
      <style:text-properties fo:language="en" fo:country="US" fo:font-weight="normal" officeooo:rsid="001b7518" officeooo:paragraph-rsid="001b7518" style:font-weight-asian="normal" style:font-weight-complex="normal"/>
    </style:style>
    <style:style style:name="P19" style:family="paragraph" style:parent-style-name="Text_20_body" style:list-style-name="L2">
      <style:text-properties officeooo:rsid="000ed6c4" officeooo:paragraph-rsid="000ed6c4"/>
    </style:style>
    <style:style style:name="P20" style:family="paragraph" style:parent-style-name="Text_20_body">
      <style:text-properties officeooo:rsid="000ed6c4" officeooo:paragraph-rsid="000ed6c4"/>
    </style:style>
    <style:style style:name="P21" style:family="paragraph" style:parent-style-name="Text_20_body" style:list-style-name="L3">
      <style:text-properties officeooo:paragraph-rsid="001cf5a6"/>
    </style:style>
    <style:style style:name="P22" style:family="paragraph" style:parent-style-name="Text_20_body" style:list-style-name="L3">
      <style:text-properties officeooo:rsid="00261d16" officeooo:paragraph-rsid="00261d1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f5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6bb" style:font-weight-asian="bold" style:font-weight-complex="bold"/>
    </style:style>
    <style:style style:name="T5" style:family="text">
      <style:text-properties fo:font-weight="bold" officeooo:rsid="000fceaf" style:font-weight-asian="bold" style:font-weight-complex="bold"/>
    </style:style>
    <style:style style:name="T6" style:family="text">
      <style:text-properties fo:font-weight="bold" officeooo:rsid="0019fce4" style:font-weight-asian="bold" style:font-weight-complex="bold"/>
    </style:style>
    <style:style style:name="T7" style:family="text">
      <style:text-properties fo:font-weight="bold" officeooo:rsid="001e7877" style:font-weight-asian="bold" style:font-weight-complex="bold"/>
    </style:style>
    <style:style style:name="T8" style:family="text">
      <style:text-properties fo:font-weight="bold" officeooo:rsid="000dbff2" style:font-weight-asian="bold" style:font-weight-complex="bold"/>
    </style:style>
    <style:style style:name="T9" style:family="text">
      <style:text-properties officeooo:rsid="000ed6c4"/>
    </style:style>
    <style:style style:name="T10" style:family="text">
      <style:text-properties officeooo:rsid="000fceaf"/>
    </style:style>
    <style:style style:name="T11" style:family="text">
      <style:text-properties officeooo:rsid="000fd3b0"/>
    </style:style>
    <style:style style:name="T12" style:family="text">
      <style:text-properties officeooo:rsid="0011577f"/>
    </style:style>
    <style:style style:name="T13" style:family="text">
      <style:text-properties officeooo:rsid="0012372f"/>
    </style:style>
    <style:style style:name="T14" style:family="text">
      <style:text-properties officeooo:rsid="001316bb"/>
    </style:style>
    <style:style style:name="T15" style:family="text">
      <style:text-properties officeooo:rsid="0014db54"/>
    </style:style>
    <style:style style:name="T16" style:family="text">
      <style:text-properties officeooo:rsid="0016d5bd"/>
    </style:style>
    <style:style style:name="T17" style:family="text">
      <style:text-properties officeooo:rsid="0017eb90"/>
    </style:style>
    <style:style style:name="T18" style:family="text">
      <style:text-properties officeooo:rsid="0019fce4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78868" style:font-weight-asian="normal" style:font-weight-complex="normal"/>
    </style:style>
    <style:style style:name="T21" style:family="text">
      <style:text-properties officeooo:rsid="0020441f"/>
    </style:style>
    <style:style style:name="T22" style:family="text">
      <style:text-properties officeooo:rsid="0020a638"/>
    </style:style>
    <style:style style:name="T23" style:family="text">
      <style:text-properties officeooo:rsid="00226f26"/>
    </style:style>
    <style:style style:name="T24" style:family="text">
      <style:text-properties officeooo:rsid="00267016"/>
    </style:style>
    <style:style style:name="T25" style:family="text">
      <style:text-properties officeooo:rsid="000dbff2"/>
    </style:style>
    <style:style style:name="T26" style:family="text">
      <style:text-properties officeooo:rsid="00278868"/>
    </style:style>
    <style:style style:name="T27" style:family="text">
      <style:text-properties officeooo:rsid="002840f2"/>
    </style:style>
    <style:style style:name="T28" style:family="text">
      <style:text-properties officeooo:rsid="00295b8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ersonal Knowledge Organization Ontology (PKO-Onto)</text:h>
      <text:p text:style-name="P6">This ontology is designed for personal activity management. <text:span text:style-name="T21">PKO-Onto is extended with the SKOS ontology </text:span><text:span text:style-name="T22">to bring more precision to instances of </text:span><text:span text:style-name="T28">the knowledge graph that is not capture by the PKO-Onto</text:span><text:span text:style-name="T21">.</text:span></text:p>
      <text:h text:style-name="P2" text:outline-level="3">Competency questions</text:h>
      <text:list xml:id="list287551247" text:style-name="L1">
        <text:list-item>
          <text:p text:style-name="P4">When was an <text:span text:style-name="T3">activity</text:span> carried out? <text:span text:style-name="T7">(done)</text:span></text:p>
          <text:list>
            <text:list-item>
              <text:p text:style-name="P7">Concepts: Activity, <text:span text:style-name="T13">Time</text:span></text:p>
            </text:list-item>
            <text:list-item>
              <text:p text:style-name="P7">Data properties: </text:p>
            </text:list-item>
            <text:list-item>
              <text:p text:style-name="P7">Object properties: <text:s/><text:span text:style-name="T16">Activiey – </text:span><text:span text:style-name="T3">hasTime</text:span> – <text:span text:style-name="T16">Time </text:span></text:p>
            </text:list-item>
          </text:list>
        </text:list-item>
        <text:list-item>
          <text:p text:style-name="P5">Who carried out <text:span text:style-name="T3">activity</text:span> X? <text:span text:style-name="T7">(done)</text:span></text:p>
          <text:list>
            <text:list-item>
              <text:p text:style-name="P8">Concepts: Activity, <text:span text:style-name="T4">Agent</text:span></text:p>
            </text:list-item>
            <text:list-item>
              <text:p text:style-name="P8">Data properties: </text:p>
            </text:list-item>
            <text:list-item>
              <text:p text:style-name="P8">Object properties: <text:span text:style-name="T17">Activity – </text:span><text:span text:style-name="T3">h</text:span><text:span text:style-name="T5">asSubject</text:span><text:span text:style-name="T10"> – </text:span><text:span text:style-name="T17">Agent</text:span></text:p>
            </text:list-item>
          </text:list>
        </text:list-item>
        <text:list-item>
          <text:p text:style-name="P3">Which <text:span text:style-name="T3">resources</text:span> where used to carried out <text:span text:style-name="T3">activity</text:span> X?</text:p>
          <text:list>
            <text:list-item>
              <text:p text:style-name="P8">Concepts: Activity, <text:span text:style-name="T14">Resource</text:span></text:p>
            </text:list-item>
            <text:list-item>
              <text:p text:style-name="P8">Data properties: </text:p>
            </text:list-item>
            <text:list-item>
              <text:p text:style-name="P12">Object properties: <text:span text:style-name="T23">Activity - </text:span><text:span text:style-name="T5">usesResource</text:span><text:span text:style-name="T10"> – </text:span><text:span text:style-name="T23">Resource</text:span><text:span text:style-name="T10"> <text:s/></text:span></text:p>
            </text:list-item>
          </text:list>
        </text:list-item>
        <text:list-item>
          <text:p text:style-name="P3">What motivated the actions of <text:span text:style-name="T3">activity</text:span> X?</text:p>
          <text:list>
            <text:list-item>
              <text:p text:style-name="P8">Concepts: Activity</text:p>
            </text:list-item>
            <text:list-item>
              <text:p text:style-name="P8">Data properties: <text:span text:style-name="T10">isMotivatedBy</text:span></text:p>
            </text:list-item>
            <text:list-item>
              <text:p text:style-name="P8">Object properties:</text:p>
            </text:list-item>
          </text:list>
        </text:list-item>
        <text:list-item>
          <text:p text:style-name="P3">What are the rules to follow during <text:span text:style-name="T3">activity</text:span> X?</text:p>
          <text:list>
            <text:list-item>
              <text:p text:style-name="P9">Concepts: Activity</text:p>
            </text:list-item>
            <text:list-item>
              <text:p text:style-name="P9">Data properties: has<text:span text:style-name="T11">Rule</text:span></text:p>
            </text:list-item>
            <text:list-item>
              <text:p text:style-name="P9">Object properties:</text:p>
            </text:list-item>
          </text:list>
        </text:list-item>
        <text:list-item>
          <text:p text:style-name="P3">Where is <text:span text:style-name="T3">activity</text:span> X carried out?</text:p>
          <text:list>
            <text:list-item>
              <text:p text:style-name="P10">Concepts: Activity, <text:span text:style-name="T15">Location</text:span></text:p>
            </text:list-item>
            <text:list-item>
              <text:p text:style-name="P10">Data properties: </text:p>
            </text:list-item>
            <text:list-item>
              <text:p text:style-name="P10">Object properties: <text:span text:style-name="T12">hasLocation</text:span></text:p>
            </text:list-item>
          </text:list>
        </text:list-item>
        <text:list-item>
          <text:p text:style-name="P14">What are the objectives of an <text:span text:style-name="T3">activity</text:span>?</text:p>
          <text:list>
            <text:list-item>
              <text:p text:style-name="P10">Concepts: Activity</text:p>
            </text:list-item>
            <text:list-item>
              <text:p text:style-name="P10">Data properties: </text:p>
            </text:list-item>
            <text:list-item>
              <text:p text:style-name="P10"><text:soft-page-break/>Object properties:</text:p>
            </text:list-item>
          </text:list>
        </text:list-item>
        <text:list-item>
          <text:p text:style-name="P16">What are sub-activities of an <text:span text:style-name="T3">activity</text:span>? <text:span text:style-name="T7">(done)</text:span></text:p>
          <text:list>
            <text:list-item>
              <text:p text:style-name="P10">Concepts: Activity</text:p>
            </text:list-item>
            <text:list-item>
              <text:p text:style-name="P10">Data properties: </text:p>
            </text:list-item>
            <text:list-item>
              <text:p text:style-name="P13">Object properties: <text:span text:style-name="T24">Activity - </text:span><text:span text:style-name="T8">sub-activities</text:span><text:span text:style-name="T25"> - </text:span><text:span text:style-name="T24">Activity</text:span></text:p>
            </text:list-item>
          </text:list>
        </text:list-item>
        <text:list-item>
          <text:p text:style-name="P15"><text:span text:style-name="T18">An </text:span><text:span text:style-name="T6">activity</text:span><text:span text:style-name="T18"> is followed and preceded by</text:span> an <text:span text:style-name="T3">activity</text:span>?</text:p>
          <text:list>
            <text:list-item>
              <text:p text:style-name="P11">Concepts: Activity</text:p>
            </text:list-item>
            <text:list-item>
              <text:p text:style-name="P11">Data properties: </text:p>
            </text:list-item>
            <text:list-item>
              <text:p text:style-name="P11">Object properties: <text:span text:style-name="T18">Activity – followed/preceded – Activity</text:span></text:p>
            </text:list-item>
          </text:list>
        </text:list-item>
        <text:list-item>
          <text:p text:style-name="P17"><text:span text:style-name="T26">What are the</text:span> <text:span text:style-name="T3">sub-goals</text:span><text:span text:style-name="T19"> </text:span><text:span text:style-name="T20">of a goal</text:span><text:span text:style-name="T19"> </text:span><text:span text:style-name="T7">(done)</text:span></text:p>
          <text:list>
            <text:list-item>
              <text:p text:style-name="P17"><text:span text:style-name="T19">Concept: Goal</text:span><text:span text:style-name="T3"> </text:span></text:p>
            </text:list-item>
            <text:list-item>
              <text:p text:style-name="P18">Object property: <text:span text:style-name="T27">Goal - </text:span><text:s/><text:span text:style-name="T3">isSubGoalOf </text:span>- <text:span text:style-name="T27">Goal</text:span> </text:p>
            </text:list-item>
          </text:list>
        </text:list-item>
      </text:list>
      <text:h text:style-name="P2" text:outline-level="3">Rule within PKO-Onto</text:h>
      <text:list xml:id="list1459271042" text:style-name="L3">
        <text:list-item>
          <text:p text:style-name="P21"><text:span text:style-name="T2">If a goal has sub-goals, then it is achieved only when all the sub-goals are achieved.</text:span></text:p>
        </text:list-item>
        <text:list-item>
          <text:p text:style-name="P22"><text:span text:style-name="T2">T</text:span><text:span text:style-name="T1">he time of an activity is equal to the time of all its sub-activities</text:span></text:p>
        </text:list-item>
      </text:list>
      <text:h text:style-name="P2" text:outline-level="3">Validation <text:span text:style-name="T9">Constrain</text:span></text:h>
      <text:list xml:id="list3844847263" text:style-name="L2">
        <text:list-item>
          <text:p text:style-name="P19"><text:span text:style-name="T1">An activity should have at least the agent carrying it.</text:span>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4:03.150262493</meta:creation-date>
    <dc:date>2023-09-29T15:52:34.421792126</dc:date>
    <meta:editing-duration>PT7H28M24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289" meta:character-count="1759" meta:non-whitespace-character-count="1538"/>
  </office:meta>
</office:document-meta>
</file>